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398in"/>
    </style:style>
    <style:style style:name="co2" style:family="table-column">
      <style:table-column-properties fo:break-before="auto" style:column-width="0.5327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-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Fri Mar 10 18:18:41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float" office:value="953.069333314896" calcext:value-type="float">
            <text:p>953.069333314896</text:p>
          </table:table-cell>
          <table:table-cell office:value-type="float" office:value="2.05587755551934" calcext:value-type="float">
            <text:p>2.05587755551934</text:p>
          </table:table-cell>
        </table:table-row>
        <table:table-row table:style-name="ro1">
          <table:table-cell office:value-type="string" calcext:value-type="string">
            <text:p>Fri Mar 10 18:35:45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float" office:value="920.623298406601" calcext:value-type="float">
            <text:p>920.623298406601</text:p>
          </table:table-cell>
          <table:table-cell office:value-type="float" office:value="2.05587755551934" calcext:value-type="float">
            <text:p>2.05587755551934</text:p>
          </table:table-cell>
        </table:table-row>
        <table:table-row table:style-name="ro1">
          <table:table-cell office:value-type="string" calcext:value-type="string">
            <text:p>Fri Mar 10 18:51:48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float" office:value="902.651760101318" calcext:value-type="float">
            <text:p>902.651760101318</text:p>
          </table:table-cell>
          <table:table-cell office:value-type="float" office:value="2.05587755551934" calcext:value-type="float">
            <text:p>2.05587755551934</text:p>
          </table:table-cell>
        </table:table-row>
        <table:table-row table:style-name="ro1">
          <table:table-cell office:value-type="string" calcext:value-type="string">
            <text:p>Fri Mar 10 19:07:52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float" office:value="1340.79865098" calcext:value-type="float">
            <text:p>1340.79865098</text:p>
          </table:table-cell>
          <table:table-cell office:value-type="float" office:value="2.97621263091564" calcext:value-type="float">
            <text:p>2.97621263091564</text:p>
          </table:table-cell>
        </table:table-row>
        <table:table-row table:style-name="ro1">
          <table:table-cell office:value-type="string" calcext:value-type="string">
            <text:p>Fri Mar 10 19:30:56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float" office:value="1339.33281183243" calcext:value-type="float">
            <text:p>1339.33281183243</text:p>
          </table:table-cell>
          <table:table-cell office:value-type="float" office:value="2.97621263091564" calcext:value-type="float">
            <text:p>2.97621263091564</text:p>
          </table:table-cell>
        </table:table-row>
        <table:table-row table:style-name="ro1">
          <table:table-cell office:value-type="string" calcext:value-type="string">
            <text:p>Fri Mar 10 19:54:00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float" office:value="721.210292816162" calcext:value-type="float">
            <text:p>721.210292816162</text:p>
          </table:table-cell>
          <table:table-cell office:value-type="float" office:value="0.67084305498004" calcext:value-type="float">
            <text:p>0.67084305498004</text:p>
          </table:table-cell>
        </table:table-row>
        <table:table-row table:style-name="ro1">
          <table:table-cell office:value-type="string" calcext:value-type="string">
            <text:p>Fri Mar 10 20:07:04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float" office:value="1362.97801780701" calcext:value-type="float">
            <text:p>1362.97801780701</text:p>
          </table:table-cell>
          <table:table-cell office:value-type="float" office:value="2.97621263091564" calcext:value-type="float">
            <text:p>2.97621263091564</text:p>
          </table:table-cell>
        </table:table-row>
        <table:table-row table:style-name="ro1">
          <table:table-cell office:value-type="string" calcext:value-type="string">
            <text:p>Fri Mar 10 20:31:08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float" office:value="732.209015369415" calcext:value-type="float">
            <text:p>732.209015369415</text:p>
          </table:table-cell>
          <table:table-cell office:value-type="float" office:value="0.67084305498004" calcext:value-type="float">
            <text:p>0.67084305498004</text:p>
          </table:table-cell>
        </table:table-row>
        <table:table-row table:style-name="ro1">
          <table:table-cell office:value-type="string" calcext:value-type="string">
            <text:p>Fri Mar 10 20:44:11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float" office:value="731.845633029938" calcext:value-type="float">
            <text:p>731.845633029938</text:p>
          </table:table-cell>
          <table:table-cell office:value-type="float" office:value="0.67084305498004" calcext:value-type="float">
            <text:p>0.67084305498004</text:p>
          </table:table-cell>
        </table:table-row>
      </table:table>
      <table:table table:name="Pivot Table_out-s3_1" table:style-name="ta1">
        <table:table-column table:style-name="co5" table:default-cell-style-name="ce1"/>
        <table:table-column table:style-name="co5" table:default-cell-style-name="ce6"/>
        <table:table-column table:style-name="co5" table:default-cell-style-name="ce11"/>
        <table:table-column table:style-name="co5" table:default-cell-style-name="ce16"/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Selectivity</text:p>
          </table:table-cell>
          <table:table-cell table:style-name="ce12" office:value-type="string" calcext:value-type="string">
            <text:p>Median - Total Time (s)</text:p>
          </table:table-cell>
          <table:table-cell table:style-name="ce17" office:value-type="string" calcext:value-type="string">
            <text:p>Median - Cost ($)</text:p>
          </table:table-cell>
        </table:table-row>
        <table:table-row table:style-name="ro1">
          <table:table-cell table:style-name="ce3" office:value-type="string" calcext:value-type="string">
            <text:p>TileDB</text:p>
          </table:table-cell>
          <table:table-cell table:style-name="ce8" office:value-type="float" office:value="0.01" calcext:value-type="float">
            <text:p>0.01</text:p>
          </table:table-cell>
          <table:table-cell table:style-name="ce13" office:value-type="float" office:value="731.845633029938" calcext:value-type="float">
            <text:p>731.845633029938</text:p>
          </table:table-cell>
          <table:table-cell table:style-name="ce18" office:value-type="float" office:value="0.67084305498004" calcext:value-type="float">
            <text:p>0.67084305498004</text:p>
          </table:table-cell>
        </table:table-row>
        <table:table-row table:style-name="ro1">
          <table:table-cell table:style-name="ce4"/>
          <table:table-cell table:style-name="ce9" office:value-type="float" office:value="0.05" calcext:value-type="float">
            <text:p>0.05</text:p>
          </table:table-cell>
          <table:table-cell table:style-name="ce14" office:value-type="float" office:value="920.623298406601" calcext:value-type="float">
            <text:p>920.623298406601</text:p>
          </table:table-cell>
          <table:table-cell table:style-name="ce19" office:value-type="float" office:value="2.05587755551934" calcext:value-type="float">
            <text:p>2.05587755551934</text:p>
          </table:table-cell>
        </table:table-row>
        <table:table-row table:style-name="ro1">
          <table:table-cell table:style-name="ce5"/>
          <table:table-cell table:style-name="ce10" office:value-type="float" office:value="0.1" calcext:value-type="float">
            <text:p>0.1</text:p>
          </table:table-cell>
          <table:table-cell table:style-name="ce15" office:value-type="float" office:value="1340.79865098" calcext:value-type="float">
            <text:p>1340.79865098</text:p>
          </table:table-cell>
          <table:table-cell table:style-name="ce20" office:value-type="float" office:value="2.97621263091564" calcext:value-type="float">
            <text:p>2.97621263091564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s3_1'.A1:'Pivot Table_out-s3_1'.D5" table:buttons="'Pivot Table_out-s3_1'.A2 'Pivot Table_out-s3_1'.B2 'Pivot Table_out-s3_1'.C1" table:grand-total="none" table:show-filter-button="false">
          <table:source-cell-range table:cell-range-address="'out-s3'.A1:'out-s3'.E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TileD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721.210292816162" table:display="true" table:show-details="true"/>
                <table:data-pilot-member table:name="731.845633029938" table:display="true" table:show-details="true"/>
                <table:data-pilot-member table:name="732.209015369415" table:display="true" table:show-details="true"/>
                <table:data-pilot-member table:name="902.651760101318" table:display="true" table:show-details="true"/>
                <table:data-pilot-member table:name="920.623298406601" table:display="true" table:show-details="true"/>
                <table:data-pilot-member table:name="953.069333314896" table:display="true" table:show-details="true"/>
                <table:data-pilot-member table:name="1339.33281183243" table:display="true" table:show-details="true"/>
                <table:data-pilot-member table:name="1340.79865098" table:display="true" table:show-details="true"/>
                <table:data-pilot-member table:name="1362.978017807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0.67084305498004" table:display="true" table:show-details="true"/>
                <table:data-pilot-member table:name="2.05587755551934" table:display="true" table:show-details="true"/>
                <table:data-pilot-member table:name="2.976212630915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7T23:01:06.271846520</dc:date>
    <meta:editing-duration>PT38S</meta:editing-duration>
    <meta:editing-cycles>1</meta:editing-cycles>
    <meta:document-statistic meta:table-count="2" meta:cell-count="65" meta:object-count="0"/>
    <meta:generator>LibreOffice/7.2.4.1$MacOSX_X86_64 LibreOffice_project/27d75539669ac387bb498e35313b970b7fe9c4f9</meta:generator>
  </office:meta>
</office:document-meta>
</file>